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akar" fo:font-size="14pt" officeooo:rsid="000c7e3b" officeooo:paragraph-rsid="000c7e3b" style:font-size-asian="12.25pt" style:font-size-complex="14pt"/>
    </style:style>
    <style:style style:name="P2" style:family="paragraph" style:parent-style-name="Standard">
      <style:text-properties style:font-name="aakar" fo:font-size="14pt" fo:font-weight="bold" officeooo:rsid="00103cd2" officeooo:paragraph-rsid="00103cd2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aakar" fo:font-size="14pt" fo:font-weight="bold" officeooo:rsid="00103cd2" officeooo:paragraph-rsid="00117377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aakar" fo:font-size="14pt" fo:font-weight="bold" officeooo:rsid="001662c5" officeooo:paragraph-rsid="001662c5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aakar" fo:font-size="14pt" fo:font-weight="bold" officeooo:rsid="000c7e3b" officeooo:paragraph-rsid="000c7e3b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aakar" fo:font-size="14pt" fo:font-weight="bold" officeooo:rsid="000e96e7" officeooo:paragraph-rsid="000e96e7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aakar" fo:font-size="14pt" fo:font-weight="bold" officeooo:rsid="001fea61" officeooo:paragraph-rsid="001fea61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aakar" fo:font-size="14pt" fo:font-style="normal" fo:font-weight="bold" officeooo:rsid="00170ded" officeooo:paragraph-rsid="00170ded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aakar" fo:font-size="14pt" fo:font-style="normal" fo:font-weight="bold" officeooo:rsid="00170ded" officeooo:paragraph-rsid="00177cce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aakar" fo:font-size="14pt" style:text-underline-style="solid" style:text-underline-width="auto" style:text-underline-color="font-color" fo:font-weight="bold" officeooo:rsid="001fea61" officeooo:paragraph-rsid="001fea61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aakar" fo:font-size="14pt" style:text-underline-style="none" fo:font-weight="bold" officeooo:rsid="0021db14" officeooo:paragraph-rsid="00221838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aakar" fo:font-size="14pt" style:text-underline-style="none" fo:font-weight="bold" officeooo:rsid="00221838" officeooo:paragraph-rsid="00221838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aakar" fo:font-size="14pt" style:text-underline-style="none" fo:font-weight="bold" officeooo:rsid="00238da2" officeooo:paragraph-rsid="00238da2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aakar" fo:font-size="14pt" style:text-underline-style="none" fo:font-weight="bold" officeooo:rsid="0024dd03" officeooo:paragraph-rsid="0024dd03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aakar" fo:font-size="14pt" style:text-underline-style="none" fo:font-weight="bold" officeooo:rsid="002610ce" officeooo:paragraph-rsid="002610ce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aakar" fo:font-size="14pt" style:text-underline-style="none" fo:font-weight="bold" officeooo:rsid="00275570" officeooo:paragraph-rsid="00275570" style:font-size-asian="12.25pt" style:font-weight-asian="bold" style:font-size-complex="14pt" style:font-weight-complex="bold"/>
    </style:style>
    <style:style style:name="P17" style:family="paragraph" style:parent-style-name="Standard">
      <style:text-properties style:font-name="aakar" fo:font-size="14pt" style:text-underline-style="none" fo:font-weight="bold" officeooo:rsid="00275570" officeooo:paragraph-rsid="002a120b" style:font-size-asian="12.25pt" style:font-weight-asian="bold" style:font-size-complex="14pt" style:font-weight-complex="bold"/>
    </style:style>
    <style:style style:name="P18" style:family="paragraph" style:parent-style-name="Standard">
      <style:text-properties style:font-name="aakar" fo:font-size="14pt" style:text-underline-style="none" fo:font-weight="bold" officeooo:rsid="002a120b" officeooo:paragraph-rsid="002a120b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aakar" fo:font-size="11pt" fo:font-weight="normal" officeooo:rsid="0013deee" officeooo:paragraph-rsid="0013deee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style:font-name="aakar" fo:font-size="11pt" fo:font-weight="normal" officeooo:rsid="0013deee" officeooo:paragraph-rsid="00117377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style:font-name="aakar" fo:font-size="11pt" fo:font-style="normal" fo:font-weight="normal" officeooo:rsid="00170ded" officeooo:paragraph-rsid="00170ded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style:font-name="aakar" fo:font-size="11pt" style:text-underline-style="none" fo:font-weight="normal" officeooo:rsid="00238da2" officeooo:paragraph-rsid="00238da2" style:font-size-asian="9.60000038146973pt" style:font-weight-asian="normal" style:font-size-complex="11pt" style:font-weight-complex="normal"/>
    </style:style>
    <style:style style:name="P23" style:family="paragraph" style:parent-style-name="Standard">
      <style:text-properties style:font-name="aakar" fo:font-size="11pt" style:text-underline-style="none" fo:font-weight="normal" officeooo:rsid="0024dd03" officeooo:paragraph-rsid="0024dd03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style:font-name="aakar" fo:font-size="11pt" style:text-underline-style="none" fo:font-weight="normal" officeooo:rsid="00275570" officeooo:paragraph-rsid="00275570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style:font-name="aakar" fo:font-size="11pt" style:text-underline-style="none" fo:font-weight="normal" officeooo:rsid="00275570" officeooo:paragraph-rsid="002a120b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style:font-name="aakar" fo:font-size="11pt" style:text-underline-style="none" fo:font-weight="normal" officeooo:rsid="002a120b" officeooo:paragraph-rsid="002a120b" style:font-size-asian="9.60000038146973pt" style:font-weight-asian="normal" style:font-size-complex="11pt" style:font-weight-complex="normal"/>
    </style:style>
    <style:style style:name="P27" style:family="paragraph" style:parent-style-name="Standard">
      <style:text-properties officeooo:paragraph-rsid="000c7e3b"/>
    </style:style>
    <style:style style:name="P28" style:family="paragraph" style:parent-style-name="Standard">
      <style:text-properties officeooo:paragraph-rsid="0017a58a"/>
    </style:style>
    <style:style style:name="P29" style:family="paragraph" style:parent-style-name="Standard">
      <style:text-properties style:font-name="aakar" fo:font-size="14pt" officeooo:rsid="002da93a" officeooo:paragraph-rsid="002da93a" style:font-size-asian="12.25pt" style:font-size-complex="14pt"/>
    </style:style>
    <style:style style:name="P30" style:family="paragraph" style:parent-style-name="Standard">
      <style:text-properties style:font-name="aakar" fo:font-size="14pt" officeooo:rsid="0037c547" officeooo:paragraph-rsid="0037c547" style:font-size-asian="12.25pt" style:font-size-complex="14pt"/>
    </style:style>
    <style:style style:name="P31" style:family="paragraph" style:parent-style-name="Standard">
      <style:text-properties style:font-name="aakar" fo:font-size="14pt" officeooo:rsid="000c7e3b" officeooo:paragraph-rsid="000c7e3b" style:font-size-asian="12.25pt" style:font-size-complex="14pt"/>
    </style:style>
    <style:style style:name="T1" style:family="text">
      <style:text-properties style:font-name="aakar" fo:font-size="14pt" fo:font-weight="bold" officeooo:rsid="000c7e3b" style:font-size-asian="12.25pt" style:font-weight-asian="bold" style:font-size-complex="14pt" style:font-weight-complex="bold"/>
    </style:style>
    <style:style style:name="T2" style:family="text">
      <style:text-properties style:font-name="aakar" fo:font-size="14pt" fo:font-weight="normal" officeooo:rsid="000e96e7" style:font-size-asian="12.25pt" style:font-weight-asian="normal" style:font-size-complex="14pt" style:font-weight-complex="normal"/>
    </style:style>
    <style:style style:name="T3" style:family="text">
      <style:text-properties style:font-name="aakar" fo:font-size="14pt" fo:font-style="normal" fo:font-weight="bold" officeooo:rsid="00170ded" style:font-size-asian="12.25pt" style:font-style-asian="normal" style:font-weight-asian="bold" style:font-size-complex="14pt" style:font-style-complex="normal" style:font-weight-complex="bold"/>
    </style:style>
    <style:style style:name="T4" style:family="text">
      <style:text-properties style:font-name="aakar" fo:font-size="11pt" fo:font-weight="normal" officeooo:rsid="000dbc32" style:font-size-asian="11pt" style:font-weight-asian="normal" style:font-size-complex="11pt" style:font-weight-complex="normal"/>
    </style:style>
    <style:style style:name="T5" style:family="text">
      <style:text-properties style:font-name="aakar" fo:font-size="11pt" fo:font-weight="normal" officeooo:rsid="000e96e7" style:font-size-asian="11pt" style:font-weight-asian="normal" style:font-size-complex="11pt" style:font-weight-complex="normal"/>
    </style:style>
    <style:style style:name="T6" style:family="text">
      <style:text-properties style:font-name="aakar" fo:font-size="11pt" fo:font-style="normal" fo:font-weight="normal" officeooo:rsid="0017a58a" style:font-size-asian="9.60000038146973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size="11pt" style:font-size-asian="9.60000038146973pt" style:font-size-complex="11pt"/>
    </style:style>
    <style:style style:name="T8" style:family="text">
      <style:text-properties fo:font-size="11pt" officeooo:rsid="000e96e7" style:font-size-asian="9.60000038146973pt" style:font-size-complex="11pt"/>
    </style:style>
    <style:style style:name="T9" style:family="text">
      <style:text-properties fo:font-size="11pt" officeooo:rsid="000eaf49" style:font-size-asian="9.60000038146973pt" style:font-size-complex="11pt"/>
    </style:style>
    <style:style style:name="T10" style:family="text">
      <style:text-properties fo:font-size="11pt" officeooo:rsid="00103cd2" style:font-size-asian="9.60000038146973pt" style:font-size-complex="11pt"/>
    </style:style>
    <style:style style:name="T11" style:family="text">
      <style:text-properties fo:font-size="11pt" officeooo:rsid="0012eae6" style:font-size-asian="9.60000038146973pt" style:font-size-complex="11pt"/>
    </style:style>
    <style:style style:name="T12" style:family="text">
      <style:text-properties fo:font-size="11pt" officeooo:rsid="0013deee" style:font-size-asian="9.60000038146973pt" style:font-size-complex="11pt"/>
    </style:style>
    <style:style style:name="T13" style:family="text">
      <style:text-properties fo:font-size="11pt" officeooo:rsid="0026d49c" style:font-size-asian="9.60000038146973pt" style:font-size-complex="11pt"/>
    </style:style>
    <style:style style:name="T14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5" style:family="text">
      <style:text-properties fo:font-size="11pt" fo:font-weight="normal" officeooo:rsid="00117377" style:font-size-asian="9.60000038146973pt" style:font-weight-asian="normal" style:font-size-complex="11pt" style:font-weight-complex="normal"/>
    </style:style>
    <style:style style:name="T16" style:family="text">
      <style:text-properties fo:font-size="11pt" fo:font-weight="normal" officeooo:rsid="0012eae6" style:font-size-asian="9.60000038146973pt" style:font-weight-asian="normal" style:font-size-complex="11pt" style:font-weight-complex="normal"/>
    </style:style>
    <style:style style:name="T17" style:family="text">
      <style:text-properties fo:font-size="11pt" fo:font-weight="normal" officeooo:rsid="0013deee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17a58a" style:font-size-asian="9.60000038146973pt" style:font-weight-asian="normal" style:font-size-complex="11pt" style:font-weight-complex="normal"/>
    </style:style>
    <style:style style:name="T19" style:family="text">
      <style:text-properties fo:font-size="11pt" fo:font-weight="normal" officeooo:rsid="00221838" style:font-size-asian="9.60000038146973pt" style:font-weight-asian="normal" style:font-size-complex="11pt" style:font-weight-complex="normal"/>
    </style:style>
    <style:style style:name="T20" style:family="text">
      <style:text-properties fo:font-size="11pt" fo:font-weight="normal" officeooo:rsid="00238da2" style:font-size-asian="9.60000038146973pt" style:font-weight-asian="normal" style:font-size-complex="11pt" style:font-weight-complex="normal"/>
    </style:style>
    <style:style style:name="T21" style:family="text">
      <style:text-properties fo:font-size="11pt" fo:font-weight="normal" officeooo:rsid="0024dd03" style:font-size-asian="9.60000038146973pt" style:font-weight-asian="normal" style:font-size-complex="11pt" style:font-weight-complex="normal"/>
    </style:style>
    <style:style style:name="T22" style:family="text">
      <style:text-properties fo:font-size="11pt" fo:font-weight="normal" officeooo:rsid="002610ce" style:font-size-asian="9.60000038146973pt" style:font-weight-asian="normal" style:font-size-complex="11pt" style:font-weight-complex="normal"/>
    </style:style>
    <style:style style:name="T23" style:family="text">
      <style:text-properties fo:font-size="11pt" fo:font-weight="normal" officeooo:rsid="0026d49c" style:font-size-asian="9.60000038146973pt" style:font-weight-asian="normal" style:font-size-complex="11pt" style:font-weight-complex="normal"/>
    </style:style>
    <style:style style:name="T24" style:family="text">
      <style:text-properties fo:font-size="11pt" fo:font-weight="normal" officeooo:rsid="00311ce1" style:font-size-asian="9.60000038146973pt" style:font-weight-asian="normal" style:font-size-complex="11pt" style:font-weight-complex="normal"/>
    </style:style>
    <style:style style:name="T25" style:family="text">
      <style:text-properties fo:font-size="11pt" fo:font-weight="normal" officeooo:rsid="00351ebe" style:font-size-asian="9.60000038146973pt" style:font-weight-asian="normal" style:font-size-complex="11pt" style:font-weight-complex="normal"/>
    </style:style>
    <style:style style:name="T26" style:family="text">
      <style:text-properties fo:font-size="11pt" fo:font-weight="normal" officeooo:rsid="003612e3" style:font-size-asian="9.60000038146973pt" style:font-weight-asian="normal" style:font-size-complex="11pt" style:font-weight-complex="normal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officeooo:rsid="00177cce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37c5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Muhammad <text:span text:style-name="T30">I</text:span>ftikhar</text:p>
      <text:p text:style-name="P30">Nu-ID p180054</text:p>
      <text:p text:style-name="P1"/>
      <text:p text:style-name="P1"><text:span text:style-name="T29">Chapter</text:span> : <text:span text:style-name="T29">1</text:span></text:p>
      <text:p text:style-name="P1"><text:tab/><text:span text:style-name="T29">foundation of communication</text:span></text:p>
      <text:p text:style-name="P1"><text:span text:style-name="T29">Assignment</text:span> :</text:p>
      <text:p text:style-name="P1"><text:tab/><text:span text:style-name="T29">communication &amp; presentation skills</text:span></text:p>
      <text:p text:style-name="P5">Skill-building Activities</text:p>
      <text:p text:style-name="P5"><text:tab/>identifying Elements of the communication process:</text:p>
      <text:p text:style-name="P5">Message :</text:p>
      <text:p text:style-name="P27"><text:span text:style-name="T1"><text:tab/></text:span><text:span text:style-name="T4">we </text:span><text:span text:style-name="T5">should not throw the trash in place of public tour</text:span><text:span text:style-name="T2">.</text:span></text:p>
      <text:p text:style-name="P6">Channels :</text:p>
      <text:p text:style-name="P1"><text:tab/><text:span text:style-name="T8">The channels used in the paragraph that verbal and non verbal. </text:span><text:span text:style-name="T9">The gestures used between the <text:tab/>Maria and Damien like angry ,stares at Damien ,mumbles and at the last smile and feeling of</text:span></text:p>
      <text:p text:style-name="P1"><text:span text:style-name="T9"><text:tab/>apologize its all non verbal communication and talking between them all the verbal <text:tab/>communication when Maria puts her hand on her hips </text:span><text:span text:style-name="T10">etc.</text:span></text:p>
      <text:p text:style-name="P2">Context :</text:p>
      <text:p text:style-name="P2"><text:tab/><text:span text:style-name="T7">a. Physical <text:s/><text:tab/></text:span><text:span text:style-name="T14">park (Environment)</text:span></text:p>
      <text:p text:style-name="P2"><text:span text:style-name="T14"><text:tab/></text:span><text:span text:style-name="T7">b. Social <text:s text:c="3"/><text:tab/></text:span><text:span text:style-name="T14">friends because they walking and drinking to each other.</text:span></text:p>
      <text:p text:style-name="P3"><text:span text:style-name="T7"><text:tab/></text:span><text:span text:style-name="T11">c</text:span><text:span text:style-name="T7">. Historical <text:tab/>“</text:span><text:span text:style-name="T15">I cannot believe what what you just did”. This statement show the Maria <text:tab/><text:tab/><text:tab/>could not expected form Damien </text:span><text:span text:style-name="T16">that’s why Maria did this action.</text:span></text:p>
      <text:p text:style-name="P3"><text:span text:style-name="T16"><text:tab/></text:span><text:span text:style-name="T12">D. psychological </text:span><text:span text:style-name="T17">Angrily ,blushes, mumbles,sorry, smile(Because these modes change form</text:span></text:p>
      <text:p text:style-name="P19"><text:tab/><text:tab/><text:tab/>normal to abnormal.</text:p>
      <text:p text:style-name="P4">Interference :</text:p>
      <text:p text:style-name="P4"><text:tab/><text:span text:style-name="T14">Throw the bottle then change the direction of communication.</text:span></text:p>
      <text:p text:style-name="P4">Feedback :</text:p>
      <text:p text:style-name="P4"><text:tab/><text:span text:style-name="T14">It does not happen again and acknowledge the mistake.</text:span></text:p>
      <text:p text:style-name="P8">2. communication over the internet</text:p>
      <text:p text:style-name="P8"><text:tab/>Advantages : </text:p>
      <text:p text:style-name="P8"><text:tab/><text:span text:style-name="T14"><text:tab/>communications over the internet lot of benefits .One of these benefits are time saving,</text:span></text:p>
      <text:p text:style-name="P21"><text:tab/><text:tab/>easy to use,accessible to Every person,saving Data,close to far <text:tab/><text:tab/><text:tab/><text:tab/><text:tab/>peoples,information,updates information etc.</text:p>
      <text:p text:style-name="P9"><text:span text:style-name="T14"><text:tab/></text:span><text:span text:style-name="T28">Dis-advantages :</text:span></text:p>
      <text:p text:style-name="P28"><text:span text:style-name="T3"><text:tab/><text:tab/></text:span><text:span text:style-name="T6">communication over the internet lot of Disadvantage like benefits. One of these time <text:tab/><text:tab/>wasting,Cyber issues,Expensive,</text:span><text:span text:style-name="T18">Overruling cultures,unemployment etc.</text:span><text:span text:style-name="T6"> </text:span><text:span text:style-name="T3"><text:tab/></text:span></text:p>
      <text:p text:style-name="P20"/>
      <text:p text:style-name="P7">Chapter : <text:s text:c="9"/>perception of self and others</text:p>
      <text:p text:style-name="P10">skill building activities :</text:p>
      <text:p text:style-name="P11">A : <text:span text:style-name="T14">Hi how are you. Are you fine .i do not seen you previous days </text:span><text:span text:style-name="T19">because you was always greet me .</text:span><text:span text:style-name="T21">Everything is going good.</text:span></text:p>
      <text:p text:style-name="P12"><text:span text:style-name="T7">B : </text:span><text:span text:style-name="T14">I think we have agreement </text:span><text:span text:style-name="T20">to clean do the dishes after eating food but you did not done this.</text:span></text:p>
      <text:p text:style-name="P13"><text:span text:style-name="T7">C : </text:span><text:span text:style-name="T14">Hi Mom! Sorry Mom I was to much busy in university works that’s why am refused to come</text:span></text:p>
      <text:p text:style-name="P22"><text:s text:c="4"/>the home now am so I am coming.</text:p>
      <text:p text:style-name="P14"><text:span text:style-name="T7">D : </text:span><text:span text:style-name="T14">Respected sir,last time we met at the hallway and I talked about the appointment about internship</text:span></text:p>
      <text:p text:style-name="P23"><text:s text:c="4"/>opportunities. Sir you told me to set the date and time over the email now second weeks <text:s text:c="10"/><text:tab/>coming to end I don’t received any email form you. </text:p>
      <text:p text:style-name="P14"><text:span text:style-name="T7">E : </text:span><text:span text:style-name="T22">I think she have plan that show </text:span><text:span text:style-name="T24">that’</text:span><text:span text:style-name="T25">s</text:span><text:span text:style-name="T22"> after some days.</text:span></text:p>
      <text:p text:style-name="P15"><text:soft-page-break/>Practicing well perception : </text:p>
      <text:p text:style-name="P15"><text:span text:style-name="T27">A</text:span> : <text:span text:style-name="T24">W</text:span><text:span text:style-name="T14">hen </text:span><text:span text:style-name="T26">F</text:span><text:span text:style-name="T14">ranco come form the doctor office all his gestures help us to make the perception about <text:s text:c="2"/><text:tab/>him that He is </text:span><text:span text:style-name="T23">ill and suffer the coldness.</text:span></text:p>
      <text:p text:style-name="P16"><text:span text:style-name="T13">B : </text:span><text:span text:style-name="T24">W</text:span><text:span text:style-name="T14">he</text:span><text:span text:style-name="T24">n</text:span><text:span text:style-name="T14"> is in angry and his behaviors help us to make the perception about her that you are late <text:s/><text:tab/>in returning the ball and she did not want to talk with you.</text:span></text:p>
      <text:p text:style-name="P17"><text:span text:style-name="T7">C : </text:span><text:span text:style-name="T14"><text:s/></text:span><text:span text:style-name="T24">S</text:span><text:span text:style-name="T14">he is happy during the situation of waiting the scholarship information so my perception sh</text:span></text:p>
      <text:p text:style-name="P25"><text:s text:c="5"/>got the scholarship.</text:p>
      <text:p text:style-name="P18"><text:span text:style-name="T7">D : </text:span><text:span text:style-name="T24">W</text:span><text:span text:style-name="T14">hen she met with </text:span><text:span text:style-name="T26">a</text:span><text:span text:style-name="T14">dvisor in the hall and his behaviors help us to make the perception about </text:span></text:p>
      <text:p text:style-name="P26"><text:s text:c="4"/>his mode because she show the frown sign as well as turn slowly look like tired 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2:13:56.440500810</meta:creation-date>
    <dc:date>2019-03-18T09:55:01.776698027</dc:date>
    <meta:editing-duration>PT1H6M22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491" meta:character-count="2911" meta:non-whitespace-character-count="2373"/>
  </office:meta>
</office:document-meta>
</file>